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-0.2555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he Arduino Build Process</text:p>
      <text:p text:style-name="Textbody"/>
      <text:p text:style-name="Textbody"><text:span text:style-name="T2"><draw:frame draw:z-index="251658240" draw:style-name="a0" draw:name="Image1" text:anchor-type="paragraph" svg:x="-0.3602in" svg:y="1.1945in" svg:width="3.6098in" svg:height="6.5311in" style:rel-width="scale" style:rel-height="scale"><draw:image xlink:href="media/image1.png" xlink:type="simple" xlink:show="embed" xlink:actuate="onLoad"/><svg:title/><svg:desc/></draw:frame></text:span>When we press the 'upload'<text:s/>button, the following process is executed to get the human readable code we've written running on the Arduino.<text:s/><text:line-break/><text:line-break/></text:p>
      <text:p text:style-name="Textbody"/>
      <text:p text:style-name="Textbody"/>
      <text:p text:style-name="Textbody">1) The sketch files, included libraries, and standard libraries are all passed to the compiler. Often sketches are just a single file, but<text:s/>we can spread them out<text:s/>over multiple files if the situation calls for it. The<text:s/>‘included libraries’<text:s/>are the ones we've manually linked into our sketch. The<text:s/>‘standard libraries’<text:s/>are the low level features that are included in every sketch.</text:p>
      <text:p text:style-name="Textbody"/>
      <text:p text:style-name="Textbody">2) The compiler checks to make sure there are no errors, and then compiles all of the human readable source files into a single, machine readable hex<text:s/>(binary)<text:s/>file.</text:p>
      <text:p text:style-name="Textbody"/>
      <text:p text:style-name="Textbody"/>
      <text:p text:style-name="Textbody"/>
      <text:p text:style-name="Textbody">3)<text:s/>A program called AVR sends the hex file over the USB connection to the Arduino,<text:s/>with instructions for the Arduino to write this hex file into program memory.<text:line-break/><text:line-break/><text:line-break/><text:line-break/><text:line-break/>4) Some low level code already running on the Arduino,<text:s/>takes that hex file that was sent over USB and writes it to program memory,<text:s/>where it will be executed by the Arduino after a rest. The final step is resetting the Arduino,<text:s/>so the code begins to ru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eocoder</meta:initial-creator>
    <dc:creator>Geocoder</dc:creator>
    <meta:creation-date>2009-04-16T11:32:00Z</meta:creation-date>
    <dc:date>2017-03-23T18:17:00Z</dc:date>
    <meta:template xlink:href="Normal.dotm" xlink:type="simple"/>
    <meta:editing-cycles>1</meta:editing-cycles>
    <meta:editing-duration>PT186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9" meta:character-count="1134" meta:row-count="8" meta:non-whitespace-character-count="967"/>
  </office:meta>
</office:document-meta>
</file>